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5.137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3.25cm"/>
      <style:paragraph-properties style:writing-mode="lr-tb"/>
    </style:style>
    <style:style style:name="P1" style:family="paragraph">
      <style:text-properties fo:font-size="48pt"/>
    </style:style>
    <style:style style:name="P2" style:family="paragraph">
      <loext:graphic-properties draw:fill="none" draw:fill-color="#ffffff"/>
      <style:text-properties fo:font-size="48pt"/>
    </style:style>
    <style:style style:name="P3" style:family="paragraph">
      <style:text-properties fo:font-size="42pt"/>
    </style:style>
    <style:style style:name="P4" style:family="paragraph">
      <loext:graphic-properties draw:fill="none" draw:fill-color="#ffffff"/>
      <style:text-properties fo:font-size="4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2" draw:layer="layout" svg:width="8.25cm" svg:height="21.063cm" svg:x="1cm" svg:y="1cm">
          <draw:text-box>
            <text:p text:style-name="P1">especie</text:p>
            <text:p text:style-name="P1">nome</text:p>
            <text:p text:style-name="P1">Tutor</text:p>
            <text:p text:style-name="P1"/>
            <text:p text:style-name="P1">Comer</text:p>
            <text:p text:style-name="P1">Dormir</text:p>
            <text:p text:style-name="P1">Latir</text:p>
            <text:p text:style-name="P1">Miar</text:p>
            <text:p text:style-name="P1"/>
            <text:p text:style-name="P1">draw.io</text:p>
            <text:p text:style-name="P1"/>
          </draw:text-box>
        </draw:frame>
        <draw:frame draw:style-name="gr2" draw:text-style-name="P4" draw:layer="layout" svg:width="6.5cm" svg:height="3.5cm" svg:x="6.25cm" svg:y="3.75cm">
          <draw:text-box>
            <text:p text:style-name="P3">atributos</text:p>
          </draw:text-box>
        </draw:frame>
        <draw:frame draw:style-name="gr2" draw:text-style-name="P4" draw:layer="layout" svg:width="6.5cm" svg:height="3.5cm" svg:x="8.75cm" svg:y="8.75cm">
          <draw:text-box>
            <text:p text:style-name="P3">métodos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03T09:21:11.589160455</meta:creation-date>
    <dc:date>2022-08-03T10:01:46.197198191</dc:date>
    <meta:editing-duration>PT30M24S</meta:editing-duration>
    <meta:editing-cycles>1</meta:editing-cycles>
    <meta:document-statistic meta:object-count="3"/>
    <meta:generator>LibreOffice/7.3.4.2$Linux_X86_64 LibreOffice_project/30$Build-2</meta:generator>
  </office:meta>
</office:document-meta>
</file>